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8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50.52mm"/>
    </style:style>
    <style:style style:name="co4" style:family="table-column">
      <style:table-column-properties fo:break-before="auto" style:column-width="33.23mm"/>
    </style:style>
    <style:style style:name="co5" style:family="table-column">
      <style:table-column-properties fo:break-before="auto" style:column-width="37.08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¹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¹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³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¹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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¹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¹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¹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¹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¹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¹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ñców l¹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4:30.210054870</meta:creation-date>
    <dc:date>2017-12-04T09:24:35.553564557</dc:date>
    <meta:editing-duration>PT10M6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